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a56e" officeooo:paragraph-rsid="0011a56e"/>
    </style:style>
    <style:style style:name="P2" style:family="paragraph" style:parent-style-name="Standard">
      <style:text-properties officeooo:rsid="0011a56e" officeooo:paragraph-rsid="001601c7"/>
    </style:style>
    <style:style style:name="P3" style:family="paragraph" style:parent-style-name="Standard">
      <style:text-properties officeooo:rsid="00134958" officeooo:paragraph-rsid="00134958"/>
    </style:style>
    <style:style style:name="P4" style:family="paragraph" style:parent-style-name="Standard">
      <style:text-properties officeooo:rsid="00134958" officeooo:paragraph-rsid="0067b7af"/>
    </style:style>
    <style:style style:name="P5" style:family="paragraph" style:parent-style-name="Standard">
      <style:text-properties officeooo:rsid="001393e7" officeooo:paragraph-rsid="001393e7"/>
    </style:style>
    <style:style style:name="P6" style:family="paragraph" style:parent-style-name="Standard">
      <style:text-properties officeooo:rsid="00143679" officeooo:paragraph-rsid="00143679"/>
    </style:style>
    <style:style style:name="P7" style:family="paragraph" style:parent-style-name="Standard">
      <style:text-properties officeooo:rsid="001ac7ca" officeooo:paragraph-rsid="001ac7ca"/>
    </style:style>
    <style:style style:name="P8" style:family="paragraph" style:parent-style-name="Standard">
      <style:text-properties officeooo:rsid="001ac7ca" officeooo:paragraph-rsid="0026c5ad"/>
    </style:style>
    <style:style style:name="P9" style:family="paragraph" style:parent-style-name="Standard">
      <style:text-properties officeooo:rsid="001ac7ca" officeooo:paragraph-rsid="006ef4e3"/>
    </style:style>
    <style:style style:name="P10" style:family="paragraph" style:parent-style-name="Standard">
      <style:text-properties officeooo:rsid="001ac7ca" officeooo:paragraph-rsid="0074cf47"/>
    </style:style>
    <style:style style:name="P11" style:family="paragraph" style:parent-style-name="Standard">
      <style:text-properties officeooo:rsid="001ac7ca" officeooo:paragraph-rsid="00252d4f"/>
    </style:style>
    <style:style style:name="P12" style:family="paragraph" style:parent-style-name="Standard">
      <style:text-properties officeooo:rsid="001ac7ca" officeooo:paragraph-rsid="003f5b72"/>
    </style:style>
    <style:style style:name="P13" style:family="paragraph" style:parent-style-name="Standard">
      <style:text-properties officeooo:rsid="001d3fe7" officeooo:paragraph-rsid="001d3fe7"/>
    </style:style>
    <style:style style:name="P14" style:family="paragraph" style:parent-style-name="Standard">
      <style:text-properties officeooo:rsid="001d3fe7" officeooo:paragraph-rsid="00242753"/>
    </style:style>
    <style:style style:name="P15" style:family="paragraph" style:parent-style-name="Standard">
      <style:text-properties officeooo:rsid="001d3fe7" officeooo:paragraph-rsid="0073d52b"/>
    </style:style>
    <style:style style:name="P16" style:family="paragraph" style:parent-style-name="Standard">
      <style:text-properties officeooo:rsid="001d3fe7" officeooo:paragraph-rsid="002edc38"/>
    </style:style>
    <style:style style:name="P17" style:family="paragraph" style:parent-style-name="Standard">
      <style:text-properties officeooo:rsid="001fca8e" officeooo:paragraph-rsid="001fca8e"/>
    </style:style>
    <style:style style:name="P18" style:family="paragraph" style:parent-style-name="Standard">
      <style:text-properties officeooo:rsid="001fca8e" officeooo:paragraph-rsid="007b501a"/>
    </style:style>
    <style:style style:name="P19" style:family="paragraph" style:parent-style-name="Standard">
      <style:text-properties officeooo:rsid="0020b150" officeooo:paragraph-rsid="0020b150"/>
    </style:style>
    <style:style style:name="P20" style:family="paragraph" style:parent-style-name="Standard">
      <style:text-properties officeooo:rsid="0020b150" officeooo:paragraph-rsid="007b501a"/>
    </style:style>
    <style:style style:name="P21" style:family="paragraph" style:parent-style-name="Standard">
      <style:text-properties fo:font-weight="bold" officeooo:rsid="001ac7ca" officeooo:paragraph-rsid="001d3fe7" style:font-weight-asian="bold" style:font-weight-complex="bold"/>
    </style:style>
    <style:style style:name="P22" style:family="paragraph" style:parent-style-name="Standard">
      <style:text-properties fo:font-weight="bold" officeooo:rsid="001ac7ca" officeooo:paragraph-rsid="0026c5ad" style:font-weight-asian="bold" style:font-weight-complex="bold"/>
    </style:style>
    <style:style style:name="P23" style:family="paragraph" style:parent-style-name="Standard">
      <style:text-properties fo:font-weight="bold" officeooo:rsid="001fca8e" officeooo:paragraph-rsid="001fca8e" style:font-weight-asian="bold" style:font-weight-complex="bold"/>
    </style:style>
    <style:style style:name="P24" style:family="paragraph" style:parent-style-name="Standard">
      <style:text-properties fo:font-weight="bold" officeooo:rsid="0056d511" officeooo:paragraph-rsid="0056d511" style:font-weight-asian="bold" style:font-weight-complex="bold"/>
    </style:style>
    <style:style style:name="P25" style:family="paragraph" style:parent-style-name="Standard">
      <style:text-properties fo:font-weight="bold" officeooo:rsid="00587906" officeooo:paragraph-rsid="00587906" style:font-weight-asian="bold" style:font-weight-complex="bold"/>
    </style:style>
    <style:style style:name="P26" style:family="paragraph" style:parent-style-name="Standard">
      <style:text-properties fo:font-weight="bold" officeooo:rsid="0058ccda" officeooo:paragraph-rsid="0058ccda" style:font-weight-asian="bold" style:font-weight-complex="bold"/>
    </style:style>
    <style:style style:name="P27" style:family="paragraph" style:parent-style-name="Standard">
      <style:text-properties fo:font-weight="bold" officeooo:rsid="0058ccda" officeooo:paragraph-rsid="006518e4" style:font-weight-asian="bold" style:font-weight-complex="bold"/>
    </style:style>
    <style:style style:name="P28" style:family="paragraph" style:parent-style-name="Standard">
      <style:text-properties fo:font-size="16pt" fo:font-weight="bold" officeooo:rsid="001ac7ca" officeooo:paragraph-rsid="001ac7ca" style:font-size-asian="16pt" style:font-weight-asian="bold" style:font-size-complex="16pt" style:font-weight-complex="bold"/>
    </style:style>
    <style:style style:name="P29" style:family="paragraph" style:parent-style-name="Standard">
      <style:text-properties officeooo:rsid="0026c5ad" officeooo:paragraph-rsid="001ac7ca"/>
    </style:style>
    <style:style style:name="P30" style:family="paragraph" style:parent-style-name="Standard">
      <style:text-properties officeooo:rsid="0026c5ad" officeooo:paragraph-rsid="0026c5ad"/>
    </style:style>
    <style:style style:name="P31" style:family="paragraph" style:parent-style-name="Standard">
      <style:text-properties officeooo:rsid="00286059" officeooo:paragraph-rsid="00286059"/>
    </style:style>
    <style:style style:name="P32" style:family="paragraph" style:parent-style-name="Standard">
      <style:text-properties officeooo:rsid="002bfbcd" officeooo:paragraph-rsid="002bfbcd"/>
    </style:style>
    <style:style style:name="P33" style:family="paragraph" style:parent-style-name="Standard">
      <style:text-properties officeooo:rsid="003da0ac" officeooo:paragraph-rsid="003da0ac"/>
    </style:style>
    <style:style style:name="P34" style:family="paragraph" style:parent-style-name="Standard">
      <style:text-properties officeooo:rsid="004f6079" officeooo:paragraph-rsid="004f6079"/>
    </style:style>
    <style:style style:name="P35" style:family="paragraph" style:parent-style-name="Standard">
      <style:text-properties officeooo:rsid="004f6079" officeooo:paragraph-rsid="002bfbcd"/>
    </style:style>
    <style:style style:name="P36" style:family="paragraph" style:parent-style-name="Standard">
      <style:text-properties officeooo:rsid="0056d511" officeooo:paragraph-rsid="0056d511"/>
    </style:style>
    <style:style style:name="P37" style:family="paragraph" style:parent-style-name="Standard">
      <style:text-properties officeooo:rsid="0056d511" officeooo:paragraph-rsid="00587906"/>
    </style:style>
    <style:style style:name="P38" style:family="paragraph" style:parent-style-name="Standard">
      <style:text-properties officeooo:rsid="0056d511" officeooo:paragraph-rsid="0058ccda"/>
    </style:style>
    <style:style style:name="P39" style:family="paragraph" style:parent-style-name="Standard">
      <style:text-properties officeooo:rsid="0056d511" officeooo:paragraph-rsid="006518e4"/>
    </style:style>
    <style:style style:name="P40" style:family="paragraph" style:parent-style-name="Standard">
      <style:text-properties officeooo:rsid="0056d511" officeooo:paragraph-rsid="007cd28c"/>
    </style:style>
    <style:style style:name="P41" style:family="paragraph" style:parent-style-name="Standard">
      <style:text-properties officeooo:rsid="00587906" officeooo:paragraph-rsid="00587906"/>
    </style:style>
    <style:style style:name="P42" style:family="paragraph" style:parent-style-name="Standard">
      <style:text-properties officeooo:rsid="00587906" officeooo:paragraph-rsid="0058ccda"/>
    </style:style>
    <style:style style:name="P43" style:family="paragraph" style:parent-style-name="Standard">
      <style:text-properties officeooo:rsid="00587906" officeooo:paragraph-rsid="006518e4"/>
    </style:style>
    <style:style style:name="P44" style:family="paragraph" style:parent-style-name="Standard">
      <style:text-properties officeooo:rsid="00587906" officeooo:paragraph-rsid="007cd28c"/>
    </style:style>
    <style:style style:name="P45" style:family="paragraph" style:parent-style-name="Standard">
      <style:text-properties officeooo:rsid="00587906" officeooo:paragraph-rsid="007d5def"/>
    </style:style>
    <style:style style:name="P46" style:family="paragraph" style:parent-style-name="Standard">
      <style:text-properties officeooo:rsid="00587906" officeooo:paragraph-rsid="007df2ea"/>
    </style:style>
    <style:style style:name="P47" style:family="paragraph" style:parent-style-name="Standard">
      <style:text-properties officeooo:rsid="0063f5c7" officeooo:paragraph-rsid="0063f5c7"/>
    </style:style>
    <style:style style:name="P48" style:family="paragraph" style:parent-style-name="Standard">
      <style:text-properties officeooo:rsid="0065680b" officeooo:paragraph-rsid="0065680b"/>
    </style:style>
    <style:style style:name="P49" style:family="paragraph" style:parent-style-name="Standard">
      <style:text-properties officeooo:rsid="0065680b" officeooo:paragraph-rsid="007d5def"/>
    </style:style>
    <style:style style:name="P50" style:family="paragraph" style:parent-style-name="Standard">
      <style:text-properties officeooo:rsid="0065680b" officeooo:paragraph-rsid="007df2ea"/>
    </style:style>
    <style:style style:name="P51" style:family="paragraph" style:parent-style-name="Standard">
      <style:text-properties officeooo:rsid="00698aa9" officeooo:paragraph-rsid="00698aa9"/>
    </style:style>
    <style:style style:name="P52" style:family="paragraph" style:parent-style-name="Standard">
      <style:text-properties fo:font-weight="normal" officeooo:rsid="006ef4e3" officeooo:paragraph-rsid="006ef4e3" style:font-weight-asian="normal" style:font-weight-complex="normal"/>
    </style:style>
    <style:style style:name="P53" style:family="paragraph" style:parent-style-name="Standard">
      <style:text-properties officeooo:rsid="0029f185" officeooo:paragraph-rsid="00723471"/>
    </style:style>
    <style:style style:name="P54" style:family="paragraph" style:parent-style-name="Standard">
      <style:text-properties officeooo:rsid="00242753" officeooo:paragraph-rsid="00242753"/>
    </style:style>
    <style:style style:name="P55" style:family="paragraph" style:parent-style-name="Standard">
      <style:text-properties officeooo:rsid="00225a76" officeooo:paragraph-rsid="0074cf47"/>
    </style:style>
    <style:style style:name="P56" style:family="paragraph" style:parent-style-name="Standard">
      <style:text-properties officeooo:rsid="001cc07d" officeooo:paragraph-rsid="0074cf47"/>
    </style:style>
    <style:style style:name="P57" style:family="paragraph" style:parent-style-name="Standard">
      <style:text-properties officeooo:rsid="0035d8d5" officeooo:paragraph-rsid="0011a56e"/>
    </style:style>
    <style:style style:name="P58" style:family="paragraph" style:parent-style-name="Standard">
      <style:text-properties officeooo:rsid="0035d8d5" officeooo:paragraph-rsid="0067b7af"/>
    </style:style>
    <style:style style:name="T1" style:family="text">
      <style:text-properties officeooo:rsid="00143679"/>
    </style:style>
    <style:style style:name="T2" style:family="text">
      <style:text-properties officeooo:rsid="0014fa92"/>
    </style:style>
    <style:style style:name="T3" style:family="text">
      <style:text-properties officeooo:rsid="001601c7"/>
    </style:style>
    <style:style style:name="T4" style:family="text">
      <style:text-properties officeooo:rsid="0017168e"/>
    </style:style>
    <style:style style:name="T5" style:family="text">
      <style:text-properties officeooo:rsid="001ac7ca"/>
    </style:style>
    <style:style style:name="T6" style:family="text">
      <style:text-properties officeooo:rsid="001cc07d"/>
    </style:style>
    <style:style style:name="T7" style:family="text">
      <style:text-properties officeooo:rsid="001d3fe7"/>
    </style:style>
    <style:style style:name="T8" style:family="text">
      <style:text-properties officeooo:rsid="001de269"/>
    </style:style>
    <style:style style:name="T9" style:family="text">
      <style:text-properties officeooo:rsid="0020b150"/>
    </style:style>
    <style:style style:name="T10" style:family="text">
      <style:text-properties officeooo:rsid="00242753"/>
    </style:style>
    <style:style style:name="T11" style:family="text">
      <style:text-properties officeooo:rsid="00252d4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df4bd"/>
    </style:style>
    <style:style style:name="T14" style:family="text">
      <style:text-properties officeooo:rsid="00311abf"/>
    </style:style>
    <style:style style:name="T15" style:family="text">
      <style:text-properties officeooo:rsid="003226ec"/>
    </style:style>
    <style:style style:name="T16" style:family="text">
      <style:text-properties officeooo:rsid="00323a16"/>
    </style:style>
    <style:style style:name="T17" style:family="text">
      <style:text-properties officeooo:rsid="0033dc38"/>
    </style:style>
    <style:style style:name="T18" style:family="text">
      <style:text-properties officeooo:rsid="0035d8d5"/>
    </style:style>
    <style:style style:name="T19" style:family="text">
      <style:text-properties officeooo:rsid="00372cb1"/>
    </style:style>
    <style:style style:name="T20" style:family="text">
      <style:text-properties officeooo:rsid="00386a23"/>
    </style:style>
    <style:style style:name="T21" style:family="text">
      <style:text-properties officeooo:rsid="0038aab5"/>
    </style:style>
    <style:style style:name="T22" style:family="text">
      <style:text-properties officeooo:rsid="003a282d"/>
    </style:style>
    <style:style style:name="T23" style:family="text">
      <style:text-properties officeooo:rsid="003be13e"/>
    </style:style>
    <style:style style:name="T24" style:family="text">
      <style:text-properties officeooo:rsid="003da0ac"/>
    </style:style>
    <style:style style:name="T25" style:family="text">
      <style:text-properties officeooo:rsid="004069db"/>
    </style:style>
    <style:style style:name="T26" style:family="text">
      <style:text-properties officeooo:rsid="00433637"/>
    </style:style>
    <style:style style:name="T27" style:family="text">
      <style:text-properties officeooo:rsid="00468670"/>
    </style:style>
    <style:style style:name="T28" style:family="text">
      <style:text-properties officeooo:rsid="0047a7bf"/>
    </style:style>
    <style:style style:name="T29" style:family="text">
      <style:text-properties officeooo:rsid="00490a1b"/>
    </style:style>
    <style:style style:name="T30" style:family="text">
      <style:text-properties officeooo:rsid="004ad900"/>
    </style:style>
    <style:style style:name="T31" style:family="text">
      <style:text-properties officeooo:rsid="004e3f0a"/>
    </style:style>
    <style:style style:name="T32" style:family="text">
      <style:text-properties officeooo:rsid="004e8042"/>
    </style:style>
    <style:style style:name="T33" style:family="text">
      <style:text-properties officeooo:rsid="00525796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525796" style:font-weight-asian="normal" style:font-weight-complex="normal"/>
    </style:style>
    <style:style style:name="T36" style:family="text">
      <style:text-properties fo:font-weight="normal" officeooo:rsid="00723471" style:font-weight-asian="normal" style:font-weight-complex="normal"/>
    </style:style>
    <style:style style:name="T37" style:family="text">
      <style:text-properties officeooo:rsid="005322b1"/>
    </style:style>
    <style:style style:name="T38" style:family="text">
      <style:text-properties officeooo:rsid="005a7d9a"/>
    </style:style>
    <style:style style:name="T39" style:family="text">
      <style:text-properties officeooo:rsid="005e2780"/>
    </style:style>
    <style:style style:name="T40" style:family="text">
      <style:text-properties officeooo:rsid="0061aeba"/>
    </style:style>
    <style:style style:name="T41" style:family="text">
      <style:text-properties officeooo:rsid="006518e4"/>
    </style:style>
    <style:style style:name="T42" style:family="text">
      <style:text-properties officeooo:rsid="0065728d"/>
    </style:style>
    <style:style style:name="T43" style:family="text">
      <style:text-properties officeooo:rsid="00674d18"/>
    </style:style>
    <style:style style:name="T44" style:family="text">
      <style:text-properties officeooo:rsid="0067b7af"/>
    </style:style>
    <style:style style:name="T45" style:family="text">
      <style:text-properties officeooo:rsid="00698aa9"/>
    </style:style>
    <style:style style:name="T46" style:family="text">
      <style:text-properties officeooo:rsid="006b10b6"/>
    </style:style>
    <style:style style:name="T47" style:family="text">
      <style:text-properties officeooo:rsid="006c3e2b"/>
    </style:style>
    <style:style style:name="T48" style:family="text">
      <style:text-properties officeooo:rsid="006ef4e3"/>
    </style:style>
    <style:style style:name="T49" style:family="text">
      <style:text-properties officeooo:rsid="00723471"/>
    </style:style>
    <style:style style:name="T50" style:family="text">
      <style:text-properties officeooo:rsid="002bfbcd"/>
    </style:style>
    <style:style style:name="T51" style:family="text">
      <style:text-properties officeooo:rsid="0073d52b"/>
    </style:style>
    <style:style style:name="T52" style:family="text">
      <style:text-properties officeooo:rsid="0074cf47"/>
    </style:style>
    <style:style style:name="T53" style:family="text">
      <style:text-properties officeooo:rsid="0076813b"/>
    </style:style>
    <style:style style:name="T54" style:family="text">
      <style:text-properties officeooo:rsid="00797624"/>
    </style:style>
    <style:style style:name="T55" style:family="text">
      <style:text-properties officeooo:rsid="007b501a"/>
    </style:style>
    <style:style style:name="T56" style:family="text">
      <style:text-properties officeooo:rsid="007cd28c"/>
    </style:style>
    <style:style style:name="T57" style:family="text">
      <style:text-properties officeooo:rsid="0056d511"/>
    </style:style>
    <style:style style:name="T58" style:family="text">
      <style:text-properties officeooo:rsid="007d5def"/>
    </style:style>
    <style:style style:name="T59" style:family="text">
      <style:text-properties officeooo:rsid="007df2ea"/>
    </style:style>
    <style:style style:name="T60" style:family="text">
      <style:text-properties officeooo:rsid="007e6c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1) </text:span>Автомобиль</text:p>
      <text:p text:style-name="P1"><text:tab/>- Марка</text:p>
      <text:p text:style-name="P1"><text:tab/>- Модель</text:p>
      <text:p text:style-name="P1"><text:tab/>- Поколение год — год</text:p>
      <text:p text:style-name="P1"><text:tab/>- Кузов</text:p>
      <text:p text:style-name="P1"/>
      <text:p text:style-name="P1"><text:span text:style-name="T5">2) </text:span>Виды стекол</text:p>
      <text:p text:style-name="P1"><text:tab/>- Наименование</text:p>
      <text:p text:style-name="P1"><text:tab/>- <text:span text:style-name="T2">Набор опций — </text:span><text:span text:style-name="T14">структура</text:span></text:p>
      <text:p text:style-name="P2"><text:tab/><text:tab/>- <text:span text:style-name="T3">ИД. </text:span><text:span text:style-name="T15">Англоязычное представление</text:span></text:p>
      <text:p text:style-name="P2"><text:tab/><text:tab/>- <text:span text:style-name="T3">Представление </text:span><text:span text:style-name="T42">русское</text:span><text:span text:style-name="T3">, </text:span><text:span text:style-name="T42">полное </text:span><text:span text:style-name="T16">описание</text:span></text:p>
      <text:p text:style-name="P2"><text:tab/><text:tab/>- <text:span text:style-name="T3">Тип данных. </text:span><text:span text:style-name="T43">Какие хранить данные для данного вида, одно из:</text:span></text:p>
      <text:p text:style-name="P2"><text:span text:style-name="T18"><text:tab/><text:tab/><text:tab/>1) </text:span><text:span text:style-name="T19">Переключатель </text:span><text:span text:style-name="T18">да / нет</text:span></text:p>
      <text:p text:style-name="P2"><text:tab/><text:tab/><text:tab/><text:span text:style-name="T18">2) Значение из списка возможных</text:span></text:p>
      <text:p text:style-name="P57"><text:tab/><text:tab/><text:tab/>3) Произвольное значение</text:p>
      <text:p text:style-name="P1"/>
      <text:p text:style-name="P1"/>
      <text:p text:style-name="P5"><text:span text:style-name="T5">3) </text:span><text:span text:style-name="T4">Типы с</text:span>тек<text:span text:style-name="T4">о</text:span>л</text:p>
      <text:p text:style-name="P3"><text:tab/>- Автомобиль</text:p>
      <text:p text:style-name="P3"><text:tab/>- Вид стекла</text:p>
      <text:p text:style-name="P3"><text:tab/>- <text:span text:style-name="T27">Значения</text:span> опций<text:span text:style-name="T2">. </text:span><text:span text:style-name="T17">Структура со значениями </text:span><text:span text:style-name="T44">согласно набору опций.</text:span></text:p>
      <text:p text:style-name="P4"><text:tab/><text:tab/><text:span text:style-name="T18">{</text:span><text:span text:style-name="T44">Опция1</text:span><text:span text:style-name="T18">: да,</text:span></text:p>
      <text:p text:style-name="P4"><text:span text:style-name="T44"><text:tab/><text:tab/>Опция</text:span><text:span text:style-name="T60">2</text:span><text:span text:style-name="T44">: </text:span><text:span text:style-name="T60">Значение</text:span><text:span text:style-name="T18">,</text:span></text:p>
      <text:p text:style-name="P58"><text:tab/><text:tab/>}</text:p>
      <text:p text:style-name="P3"><text:tab/>- <text:span text:style-name="T1">Минимальный остаток</text:span></text:p>
      <text:p text:style-name="P3"/>
      <text:p text:style-name="P3"><text:span text:style-name="T5">4) </text:span>Производители</text:p>
      <text:p text:style-name="P3"><text:tab/>- Наименование</text:p>
      <text:p text:style-name="P3"><text:tab/>- <text:span text:style-name="T5">Оригинал/не оригинал</text:span></text:p>
      <text:p text:style-name="P3"/>
      <text:p text:style-name="P5"><text:span text:style-name="T5">5) </text:span>Стекла</text:p>
      <text:p text:style-name="P5"><text:tab/>- <text:span text:style-name="T4">Тип с</text:span>текл<text:span text:style-name="T4">а</text:span></text:p>
      <text:p text:style-name="P5"><text:tab/>- Артикул</text:p>
      <text:p text:style-name="P5"><text:tab/>- Еврокод</text:p>
      <text:p text:style-name="P5">и т. д.</text:p>
      <text:p text:style-name="P5"/>
      <text:p text:style-name="P6"><text:span text:style-name="T20">6) </text:span>Склады</text:p>
      <text:p text:style-name="P6"><text:tab/>- Наименование</text:p>
      <text:p text:style-name="P6"/>
      <text:p text:style-name="P6"><text:span text:style-name="T20">7</text:span><text:span text:style-name="T5">) </text:span>Пользователи (аккаунты)</text:p>
      <text:p text:style-name="P6"/>
      <text:p text:style-name="P6"><text:span text:style-name="T20">8</text:span><text:span text:style-name="T5">) </text:span>Контакты</text:p>
      <text:p text:style-name="P6"><text:tab/><text:span text:style-name="T45">ФИО</text:span></text:p>
      <text:p text:style-name="P6"><text:tab/><text:span text:style-name="T45">Телефон</text:span></text:p>
      <text:p text:style-name="P6"><text:tab/><text:span text:style-name="T45">Эл.почта</text:span></text:p>
      <text:p text:style-name="P51">Любые контакты (сотрудники, контрагенты, и т.д.)</text:p>
      <text:p text:style-name="P6"/>
      <text:p text:style-name="P6"><text:span text:style-name="T20">9</text:span><text:span text:style-name="T5">) </text:span>Сотрудники</text:p>
      <text:p text:style-name="P6"><text:tab/>- ФИО</text:p>
      <text:p text:style-name="P6"><text:tab/>- Аккаунт</text:p>
      <text:p text:style-name="P6"><text:tab/>- <text:span text:style-name="T28">Отдел</text:span></text:p>
      <text:p text:style-name="P6"/>
      <text:p text:style-name="P7"><text:soft-page-break/><text:span text:style-name="T20">10</text:span>) Отделы</text:p>
      <text:p text:style-name="P7"><text:tab/>- <text:span text:style-name="T20">Наименование</text:span></text:p>
      <text:p text:style-name="P6"/>
      <text:p text:style-name="P6"/>
      <text:p text:style-name="P6"/>
      <text:p text:style-name="P6"/>
      <text:p text:style-name="P6"/>
      <text:p text:style-name="P6"/>
      <text:p text:style-name="P28">Документы:</text:p>
      <text:p text:style-name="P28"/>
      <text:p text:style-name="P22">1) Заявка.</text:p>
      <text:p text:style-name="P52">Шапка объединяет дату, сотрудника, отдел. В таблице стекла.</text:p>
      <text:p text:style-name="P30">1.1) Реквизиты</text:p>
      <text:p text:style-name="P8"><text:tab/>- Дата. <text:span text:style-name="T30">По умолчанию — т</text:span><text:span text:style-name="T46">е</text:span><text:span text:style-name="T30">кущая.</text:span></text:p>
      <text:p text:style-name="P9"><text:tab/>- Сотрудник. <text:span text:style-name="T47">Ссылка</text:span>. <text:span text:style-name="T29">Сто создал заявку. Не исправляется.</text:span></text:p>
      <text:p text:style-name="P9"><text:tab/>- Отдел. <text:span text:style-name="T47">Ссылка</text:span>. <text:span text:style-name="T29">Для какого отдела.</text:span></text:p>
      <text:p text:style-name="P9"><text:tab/>- <text:span text:style-name="T48">Таблица</text:span></text:p>
      <text:p text:style-name="P7"><text:tab/><text:tab/>- Стекло. <text:span text:style-name="T47">Ссылка</text:span><text:tab/></text:p>
      <text:p text:style-name="P7"><text:tab/><text:tab/>- Количество <text:span text:style-name="T47">число</text:span><text:tab/></text:p>
      <text:p text:style-name="P29"/>
      <text:p text:style-name="P30">1.<text:span text:style-name="T21">2</text:span>) Печатная форма.</text:p>
      <text:p text:style-name="P30"><text:tab/><text:span text:style-name="T30">Форма заявки со всеми позициями.</text:span></text:p>
      <text:p text:style-name="P30"/>
      <text:p text:style-name="P31">1.<text:span text:style-name="T21">3</text:span>) Журнал заявок</text:p>
      <text:p text:style-name="P31"><text:tab/>Фильтр:</text:p>
      <text:p text:style-name="P31"><text:tab/><text:tab/>- по колонкам,</text:p>
      <text:p text:style-name="P31"><text:tab/><text:tab/>- период</text:p>
      <text:p text:style-name="P31"><text:tab/><text:tab/>- Активные <text:span text:style-name="T49">(не все заказано) </text:span>/ все</text:p>
      <text:p text:style-name="P31"><text:tab/>Дата | Отдел | Сотрудник |Стекло | Затребовано | <text:span text:style-name="T49">Заказано</text:span> | Остаток</text:p>
      <text:p text:style-name="P53">Если «<text:span text:style-name="T49">Заказано</text:span>» не 0, но есть «Остаток» - подсветить</text:p>
      <text:p text:style-name="P7"/>
      <text:p text:style-name="P32"><text:span text:style-name="T12">Вопрос: </text:span><text:span text:style-name="T36">Надо ли сюда привязывать поставки?</text:span></text:p>
      <text:p text:style-name="P35"/>
      <text:p text:style-name="P34"/>
      <text:p text:style-name="P7"/>
      <text:p text:style-name="P21">2) <text:span text:style-name="T7">Заказ поставщику</text:span>.</text:p>
      <text:p text:style-name="P32">Собираются заявки по поставщику. <text:s/><text:span text:style-name="T52">Есть кнопка «Заполнить», собирается из</text:span></text:p>
      <text:p text:style-name="P10"><text:span text:style-name="T6"><text:tab/>-</text:span> Заявки</text:p>
      <text:p text:style-name="P10"><text:span text:style-name="T6"><text:tab/>- </text:span>Недостающие позиции исходя из мин<text:span text:style-name="T13">имального </text:span>остатка.<text:span text:style-name="T6"><text:tab/></text:span></text:p>
      <text:p text:style-name="P56"><text:tab/>- Гарантия</text:p>
      <text:p text:style-name="P56"><text:tab/>- <text:span text:style-name="T52">Можно добавить в</text:span>ручную</text:p>
      <text:p text:style-name="P55"/>
      <text:p text:style-name="P54">2.1) Реквизиты:</text:p>
      <text:p text:style-name="P15"><text:tab/>- Дата</text:p>
      <text:p text:style-name="P15"><text:tab/>- Сотрудник</text:p>
      <text:p text:style-name="P15"><text:tab/>- Поставщик. <text:span text:style-name="T51">Ссылка. В</text:span><text:span text:style-name="T50">ыбор поставщик</text:span><text:span text:style-name="T31">а</text:span><text:span text:style-name="T50"> из списка заявленных товаров </text:span><text:span text:style-name="T32">+ оставшиеся поставщики из справочника (для возможности оформления заказа по минимальному остатку, без заявки)</text:span></text:p>
      <text:p text:style-name="P13"><text:tab/>- <text:span text:style-name="T8">Таблица стекол</text:span></text:p>
      <text:p text:style-name="P13"><text:tab/><text:tab/>- <text:span text:style-name="T8">Стекло</text:span></text:p>
      <text:p text:style-name="P13"><text:tab/><text:tab/>- <text:span text:style-name="T8">Количество </text:span><text:span text:style-name="T10">по заявке (не редактируется)</text:span></text:p>
      <text:p text:style-name="P13"><text:tab/><text:tab/>- <text:span text:style-name="T22">Документ заявки </text:span><text:span text:style-name="T23">(может быть скрыт)</text:span></text:p>
      <text:p text:style-name="P14"><text:soft-page-break/><text:tab/><text:tab/>- <text:span text:style-name="T8">Количество</text:span></text:p>
      <text:p text:style-name="P14"><text:tab/><text:tab/>- <text:span text:style-name="T53">Комментарий</text:span></text:p>
      <text:p text:style-name="P13"><text:tab/><text:tab/>- <text:span text:style-name="T10">Текущий остаток</text:span></text:p>
      <text:p text:style-name="P16"/>
      <text:p text:style-name="P11"/>
      <text:p text:style-name="P19"><text:span text:style-name="T11">2.</text:span><text:span text:style-name="T24">2</text:span><text:span text:style-name="T11">) </text:span>Печатная форма</text:p>
      <text:p text:style-name="P19"/>
      <text:p text:style-name="P33">2.3) Журнал заказов.</text:p>
      <text:p text:style-name="P33"><text:tab/>Фильтр по любой колонке, по дате, Активные <text:span text:style-name="T54">(Не все поставлено)</text:span>/ все</text:p>
      <text:p text:style-name="P33"><text:tab/><text:span text:style-name="T7">Поставщик</text:span>|Дата|<text:span text:style-name="T7">Сотрудник</text:span>|<text:span text:style-name="T8">Стекло</text:span>|<text:span text:style-name="T54">Затербовано</text:span>|Заказано|<text:span text:style-name="T54">Поставлено|</text:span>Остаток|</text:p>
      <text:p text:style-name="P12"/>
      <text:p text:style-name="P12"/>
      <text:p text:style-name="P23">3) <text:span text:style-name="T25">Поставка</text:span></text:p>
      <text:p text:style-name="P23"><text:tab/><text:span text:style-name="T34">- </text:span><text:span text:style-name="T35">Дата создания</text:span></text:p>
      <text:p text:style-name="P17"><text:tab/>- <text:span text:style-name="T9">Склад. </text:span><text:span text:style-name="T55">Ссылка</text:span></text:p>
      <text:p text:style-name="P18"><text:tab/>- <text:span text:style-name="T33">Поставщик</text:span><text:span text:style-name="T9">. </text:span><text:span text:style-name="T55">Ссылка</text:span></text:p>
      <text:p text:style-name="P17"><text:tab/>- <text:span text:style-name="T33">Таблица</text:span></text:p>
      <text:p text:style-name="P18"><text:tab/><text:tab/><text:span text:style-name="T9">- Номенклатура. </text:span><text:span text:style-name="T55">Ссылка.</text:span></text:p>
      <text:p text:style-name="P20"><text:tab/><text:tab/>- <text:span text:style-name="T26">Заявка</text:span>. <text:span text:style-name="T55">Ссылка. Документ по какой заявке поставка. Может быть пусто.</text:span></text:p>
      <text:p text:style-name="P18"><text:tab/><text:tab/>- Заказ поставщику. <text:span text:style-name="T55">Ссылка. Документ по какому заказу поставка. Может быть пусто.</text:span></text:p>
      <text:p text:style-name="P17"><text:tab/><text:tab/>- <text:span text:style-name="T37">Количество </text:span><text:span text:style-name="T55">по заявке</text:span><text:span text:style-name="T37">. </text:span><text:span text:style-name="T55">Справочно, если есть.</text:span></text:p>
      <text:p text:style-name="P18"><text:tab/><text:tab/>- <text:span text:style-name="T37">Количество </text:span><text:span text:style-name="T55">по заказу</text:span><text:span text:style-name="T37">. </text:span><text:span text:style-name="T55">Справочно, если есть.</text:span></text:p>
      <text:p text:style-name="P20"><text:tab/><text:tab/>- Количество. <text:span text:style-name="T55">Поставка. Редактируется</text:span></text:p>
      <text:p text:style-name="P19"><text:tab/><text:tab/>- Ячейка</text:p>
      <text:p text:style-name="P19"><text:tab/><text:tab/>- Комментарий</text:p>
      <text:p text:style-name="P19"><text:tab/><text:tab/></text:p>
      <text:p text:style-name="P19"><text:tab/></text:p>
      <text:p text:style-name="P19"><text:span text:style-name="T40">Что делать с заказами, или не отображать. Как тогда гасить?</text:span><text:tab/></text:p>
      <text:p text:style-name="P47">Как должно выглядеть создание новой заявки на то, что не пришло?</text:p>
      <text:p text:style-name="P19"/>
      <text:p text:style-name="P19"><text:span text:style-name="T39">3.1) </text:span>Печатная форма</text:p>
      <text:p text:style-name="P19"/>
      <text:p text:style-name="P19"/>
      <text:p text:style-name="P17"/>
      <text:p text:style-name="P24">4) Перемещение</text:p>
      <text:p text:style-name="P36"><text:tab/>- Дата</text:p>
      <text:p text:style-name="P40"><text:tab/>- Склад отправитель. <text:span text:style-name="T56">Ссылка</text:span></text:p>
      <text:p text:style-name="P40"><text:tab/>- Склад получатель. <text:span text:style-name="T56">Ссылка</text:span></text:p>
      <text:p text:style-name="P36"><text:tab/>- Таблица</text:p>
      <text:p text:style-name="P36"><text:tab/><text:tab/>- Номенклатура. <text:span text:style-name="T56">Ссылка</text:span></text:p>
      <text:p text:style-name="P36"><text:tab/><text:tab/>- Количество</text:p>
      <text:p text:style-name="P36"/>
      <text:p text:style-name="P48">4.1) Печатная форма</text:p>
      <text:p text:style-name="P36"/>
      <text:p text:style-name="P36"/>
      <text:p text:style-name="P25">5) Реализация</text:p>
      <text:p text:style-name="P41"><text:tab/>- Дата</text:p>
      <text:p text:style-name="P41"><text:tab/>- Склад</text:p>
      <text:p text:style-name="P37"><text:tab/>- Таблица</text:p>
      <text:p text:style-name="P40"><text:tab/><text:tab/>- Номенклатура. <text:span text:style-name="T56">Ссылка</text:span></text:p>
      <text:p text:style-name="P37"><text:tab/><text:tab/>- Количество</text:p>
      <text:p text:style-name="P37"><text:soft-page-break/><text:tab/>- <text:span text:style-name="T38">Комментарий</text:span></text:p>
      <text:p text:style-name="P48"/>
      <text:p text:style-name="P48">5.1) Печатная форма</text:p>
      <text:p text:style-name="P41"><text:tab/></text:p>
      <text:p text:style-name="P41"/>
      <text:p text:style-name="P26">6) Списание</text:p>
      <text:p text:style-name="P42"><text:tab/>- Дата</text:p>
      <text:p text:style-name="P42"><text:tab/>- Склад</text:p>
      <text:p text:style-name="P45"><text:tab/>- <text:span text:style-name="T58">Сотрудник</text:span></text:p>
      <text:p text:style-name="P38"><text:tab/>- Таблица</text:p>
      <text:p text:style-name="P38"><text:tab/><text:tab/>- Номенклатура</text:p>
      <text:p text:style-name="P38"><text:tab/><text:tab/>- Количество</text:p>
      <text:p text:style-name="P42"/>
      <text:p text:style-name="P48">6.1) Печатная форма</text:p>
      <text:p text:style-name="P49">6.<text:span text:style-name="T58">2</text:span>) <text:span text:style-name="T58">Форма журнала</text:span></text:p>
      <text:p text:style-name="P49"><text:tab/><text:span text:style-name="T59">Фильтр по любой колонке</text:span></text:p>
      <text:p text:style-name="P49"><text:tab/><text:span text:style-name="T58">Дата | Склад | Сотрудник | Номенклатура | Количество</text:span></text:p>
      <text:p text:style-name="P42"/>
      <text:p text:style-name="P42"/>
      <text:p text:style-name="P27"><text:span text:style-name="T41">7</text:span>) <text:span text:style-name="T41">Возврат поставщику</text:span></text:p>
      <text:p text:style-name="P43"><text:tab/>- Дата</text:p>
      <text:p text:style-name="P44"><text:tab/>- Склад<text:span text:style-name="T57">. </text:span><text:span text:style-name="T56">Ссылка</text:span></text:p>
      <text:p text:style-name="P44"><text:tab/>- <text:span text:style-name="T56">Поставщик</text:span><text:span text:style-name="T57">. </text:span><text:span text:style-name="T56">Ссылка</text:span></text:p>
      <text:p text:style-name="P39"><text:tab/>- Таблица</text:p>
      <text:p text:style-name="P40"><text:tab/><text:tab/>- Номенклатура. <text:span text:style-name="T56">Ссылка</text:span></text:p>
      <text:p text:style-name="P39"><text:tab/><text:tab/>- Количество</text:p>
      <text:p text:style-name="P39"/>
      <text:p text:style-name="P48">7.1) Печатная форма</text:p>
      <text:p text:style-name="P50"><text:span text:style-name="T59">7</text:span>.<text:span text:style-name="T58">2</text:span>) <text:span text:style-name="T58">Форма журнала</text:span></text:p>
      <text:p text:style-name="P50"><text:tab/><text:span text:style-name="T59">Фильтр по любой колонке</text:span></text:p>
      <text:p text:style-name="P50"><text:tab/><text:span text:style-name="T58">Дата | Склад | </text:span><text:span text:style-name="T59">Поставщик</text:span><text:span text:style-name="T58"> | Номенклатура | Количество</text:span></text:p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0:32:36.435353446</meta:creation-date>
    <meta:generator>LibreOffice/7.3.7.2$Linux_X86_64 LibreOffice_project/30$Build-2</meta:generator>
    <dc:date>2022-12-02T09:06:22.648306251</dc:date>
    <meta:editing-duration>PT3H15M49S</meta:editing-duration>
    <meta:editing-cycles>88</meta:editing-cycles>
    <meta:document-statistic meta:table-count="0" meta:image-count="0" meta:object-count="0" meta:page-count="4" meta:paragraph-count="142" meta:word-count="512" meta:character-count="3340" meta:non-whitespace-character-count="2816"/>
  </office:meta>
</office:document-meta>
</file>